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23-01-23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20-12-1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20-02-26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15-02-25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14-01-07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13-01-3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12-01-04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11-01-05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10-01-1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9-01-13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8-01-2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7-02-08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6-01-0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5-01-11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4-02-09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3-01-2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2-03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1-02-20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2000-02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8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85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8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8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7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9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6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2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1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5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4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641095003101</text:p>
          </table:table-cell>
          <table:table-cell office:value-type="string" calcext:value-type="string">
            <text:p>1949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6" meta:object-count="0"/>
    <meta:user-defined meta:name="AppVersion">3.0</meta:user-defined>
  </office:meta>
</office:document-meta>
</file>